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number-of-operations-to-make-array-continuous/" text:style-name="Internet_20_link" text:visited-style-name="Visited_20_Internet_20_Link"><text:span text:style-name="T1">2009. Minimum Number of Operations to Make Array Continuous</text:span></text:a></text:p>
      <text:section text:style-name="Sect1" text:name="headlessui-popover-button-:r1h:">
        <text:p text:style-name="Standard"/>
      </text:section>
      <text:section text:style-name="Sect1" text:name="headlessui-popover-button-:rj:">
        <text:p text:style-name="Standard"/>
      </text:section>
      <text:p text:style-name="P5">Hard</text:p>
      <text:p text:style-name="P5">1.2K</text:p>
      <text:p text:style-name="P5">20</text:p>
      <text:section text:style-name="Sect1" text:name="headlessui-popover-button-:rn:">
        <text:p text:style-name="Standard"/>
      </text:section>
      <text:section text:style-name="Sect1" text:name="headlessui-popover-button-:rp:">
        <text:p text:style-name="Standard"/>
      </text:section>
      <text:p text:style-name="P6">Companies</text:p>
      <text:p text:style-name="P7"><text:span text:style-name="T1">You are given an integer array </text:span><text:span text:style-name="Source_20_Text"><text:span text:style-name="T2">nums</text:span></text:span><text:span text:style-name="T1">. In one operation, you can replace </text:span><text:span text:style-name="Strong_20_Emphasis"><text:span text:style-name="T1">any</text:span></text:span><text:span text:style-name="T1"> element in </text:span><text:span text:style-name="Source_20_Text"><text:span text:style-name="T2">nums</text:span></text:span><text:span text:style-name="T1"> with </text:span><text:span text:style-name="Strong_20_Emphasis"><text:span text:style-name="T1">any</text:span></text:span><text:span text:style-name="T1"> integer.</text:span></text:p>
      <text:p text:style-name="P7"><text:span text:style-name="Source_20_Text"><text:span text:style-name="T2">nums</text:span></text:span><text:span text:style-name="T1"> is considered </text:span><text:span text:style-name="Strong_20_Emphasis"><text:span text:style-name="T1">continuous</text:span></text:span><text:span text:style-name="T1"> if both of the following conditions are fulfilled:</text:span></text:p>
      <text:list xml:id="list2964289292" text:style-name="L1">
        <text:list-item>
          <text:p text:style-name="P8"><text:span text:style-name="T1">All elements in </text:span><text:span text:style-name="Source_20_Text"><text:span text:style-name="T2">nums</text:span></text:span><text:span text:style-name="T1"> are </text:span><text:span text:style-name="Strong_20_Emphasis"><text:span text:style-name="T1">unique</text:span></text:span><text:span text:style-name="T1">.</text:span></text:p>
        </text:list-item>
        <text:list-item>
          <text:p text:style-name="P9"><text:span text:style-name="T1">The difference between the </text:span><text:span text:style-name="Strong_20_Emphasis"><text:span text:style-name="T1">maximum</text:span></text:span><text:span text:style-name="T1"> element and the </text:span><text:span text:style-name="Strong_20_Emphasis"><text:span text:style-name="T1">minimum</text:span></text:span><text:span text:style-name="T1"> element in </text:span><text:span text:style-name="Source_20_Text"><text:span text:style-name="T2">nums</text:span></text:span><text:span text:style-name="T1"> equals </text:span><text:span text:style-name="Source_20_Text"><text:span text:style-name="T2">nums.length - 1</text:span></text:span><text:span text:style-name="T1">.</text:span></text:p>
        </text:list-item>
      </text:list>
      <text:p text:style-name="P7"><text:span text:style-name="T1">For example, </text:span><text:span text:style-name="Source_20_Text"><text:span text:style-name="T2">nums = [4, 2, 5, 3]</text:span></text:span><text:span text:style-name="T1"> is </text:span><text:span text:style-name="Strong_20_Emphasis"><text:span text:style-name="T1">continuous</text:span></text:span><text:span text:style-name="T1">, but </text:span><text:span text:style-name="Source_20_Text"><text:span text:style-name="T2">nums = [1, 2, 3, 5, 6]</text:span></text:span><text:span text:style-name="T1"> is </text:span><text:span text:style-name="Strong_20_Emphasis"><text:span text:style-name="T1">not continuous</text:span></text:span><text:span text:style-name="T1">.</text:span></text:p>
      <text:p text:style-name="P7"><text:span text:style-name="T1">Return </text:span>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number of operations to make </text:span></text:span><text:span text:style-name="Source_20_Text"><text:span text:style-name="T2">nums</text:span></text:span><text:span text:style-name="Emphasis"><text:span text:style-name="T1"> </text:span></text:span><text:span text:style-name="Strong_20_Emphasis"><text:span text:style-name="Emphasis"><text:span text:style-name="T1">continuous</text:span></text:span></text:span><text:span text:style-name="T1">.</text:span></text:p>
      <text:p text:style-name="P10"> </text:p>
      <text:p text:style-name="P7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4,2,5,3]</text:span></text:p>
      <text:p text:style-name="P2"><text:span text:style-name="Strong_20_Emphasis"><text:span text:style-name="T1">Output:</text:span></text:span><text:span text:style-name="T1"> 0</text:span></text:p>
      <text:p text:style-name="P1"><text:span text:style-name="Strong_20_Emphasis"><text:span text:style-name="T1">Explanation:</text:span></text:span><text:span text:style-name="T1"> nums is already continuous.</text:span></text:p>
      <text:p text:style-name="P7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2,3,5,6]</text:span></text:p>
      <text:p text:style-name="P2"><text:span text:style-name="Strong_20_Emphasis"><text:span text:style-name="T1">Output:</text:span></text:span><text:span text:style-name="T1"> 1</text:span></text:p>
      <text:p text:style-name="P2"><text:span text:style-name="Strong_20_Emphasis"><text:span text:style-name="T1">Explanation:</text:span></text:span><text:span text:style-name="T1"> One possible solution is to change the last element to 4.</text:span></text:p>
      <text:p text:style-name="P3">The resulting array is [1,2,3,5,4], which is continuous.</text:p>
      <text:p text:style-name="P7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10,100,1000]</text:span></text:p>
      <text:p text:style-name="P2"><text:span text:style-name="Strong_20_Emphasis"><text:span text:style-name="T1">Output:</text:span></text:span><text:span text:style-name="T1"> 3</text:span></text:p>
      <text:p text:style-name="P2"><text:span text:style-name="Strong_20_Emphasis"><text:span text:style-name="T1">Explanation:</text:span></text:span><text:span text:style-name="T1"> One possible solution is to:</text:span></text:p>
      <text:p text:style-name="P4">- Change the second element to 2.</text:p>
      <text:p text:style-name="P4">- Change the third element to 3.</text:p>
      <text:p text:style-name="P4">- Change the fourth element to 4.</text:p>
      <text:p text:style-name="P3">The resulting array is [1,2,3,4], which is continuous.</text:p>
      <text:p text:style-name="P10"> </text:p>
      <text:p text:style-name="P7"><text:soft-page-break/><text:span text:style-name="Strong_20_Emphasis"><text:span text:style-name="T1">Constraints:</text:span></text:span></text:p>
      <text:list xml:id="list4224285515" text:style-name="L2">
        <text:list-item>
          <text:p text:style-name="P11"><text:span text:style-name="Source_20_Text"><text:span text:style-name="T2">1 &lt;= nums.length &lt;= 10</text:span></text:span><text:span text:style-name="Source_20_Text"><text:span text:style-name="T1">5</text:span></text:span></text:p>
        </text:list-item>
        <text:list-item>
          <text:p text:style-name="P12"><text:span text:style-name="Source_20_Text"><text:span text:style-name="T2">1 &lt;= nums[i] &lt;= 10</text:span></text:span><text:span text:style-name="Source_20_Text"><text:span text:style-name="T1">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0T06:36:12.471000000</dc:date>
    <meta:editing-duration>PT11S</meta:editing-duration>
    <meta:editing-cycles>1</meta:editing-cycles>
    <meta:document-statistic meta:table-count="0" meta:image-count="0" meta:object-count="0" meta:page-count="2" meta:paragraph-count="33" meta:word-count="197" meta:character-count="1106" meta:non-whitespace-character-count="942"/>
    <meta:generator>LibreOffice/7.2.2.2$Windows_X86_64 LibreOffice_project/02b2acce88a210515b4a5bb2e46cbfb63fe97d56</meta:generator>
  </office:meta>
</office:document-meta>
</file>